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ml="http://www.w3.org/XML/1998/namespace" office:version="1.2">
  <office:font-face-decls/>
  <office:automatic-styles>
    <style:style style:family="paragraph" style:name="P1" style:parent-style-name="Standard">
      <style:text-properties xmlns:officeooo="http://openoffice.org/2009/office" officeooo:paragraph-rsid="00087b67" officeooo:rsid="00087b67"/>
    </style:style>
    <style:style style:family="paragraph" style:name="P2" style:parent-style-name="Standard">
      <style:text-properties xmlns:officeooo="http://openoffice.org/2009/office" officeooo:paragraph-rsid="000f3b0a" officeooo:rsid="00087b67"/>
    </style:style>
    <style:style style:family="paragraph" style:name="P3" style:parent-style-name="Standard">
      <style:text-properties xmlns:officeooo="http://openoffice.org/2009/office" officeooo:paragraph-rsid="001feae6" officeooo:rsid="001feae6"/>
    </style:style>
    <style:style style:family="paragraph" style:name="P4" style:parent-style-name="Standard">
      <style:text-properties xmlns:officeooo="http://openoffice.org/2009/office" officeooo:paragraph-rsid="00240b3a" officeooo:rsid="00150433"/>
    </style:style>
    <style:style style:family="paragraph" style:name="P5" style:parent-style-name="Title">
      <style:text-properties xmlns:officeooo="http://openoffice.org/2009/office" officeooo:paragraph-rsid="00087b67" officeooo:rsid="00087b67"/>
    </style:style>
    <style:style style:family="text" style:name="T1">
      <style:text-properties xmlns:officeooo="http://openoffice.org/2009/office" officeooo:rsid="00112def"/>
    </style:style>
    <style:style style:family="text" style:name="T2">
      <style:text-properties xmlns:officeooo="http://openoffice.org/2009/office" fo:font-size="14pt" fo:font-style="italic" fo:font-weight="bold" officeooo:rsid="00112def" style:font-size-asian="14pt" style:font-size-complex="14pt" style:font-style-asian="italic" style:font-style-complex="italic" style:font-weight-asian="bold" style:font-weight-complex="bold"/>
    </style:style>
    <style:style style:family="text" style:name="T3">
      <style:text-properties xmlns:officeooo="http://openoffice.org/2009/office" officeooo:rsid="00294b66"/>
    </style:style>
    <style:style style:family="text" style:name="T4">
      <style:text-properties xmlns:officeooo="http://openoffice.org/2009/office" officeooo:rsid="002cf92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5"><text:span text:style-name="T4">Second </text:span>Letter for Me :)</text:p>
      <text:p text:style-name="P4"> Ms </text:p>
      <text:p text:style-name="P3"/>
      <text:p text:style-name="P2">This is a very important letter from <text:s/><text:span text:style-name="T1">c/o Garden City Group, LLC to </text:span><text:span text:style-name="T2">07/28/15</text:span></text:p>
      <text:p text:style-name="P1"/>
      <text:p text:style-name="P1"> Ms </text:p>
      <text:p text:style-name="P1"/>
      <text:p text:style-name="P1">This is a very important letter from <text:s/>c/o Garden City Group, LLC to 07/28/15 Ms </text:p>
      <text:p text:style-name="P1"/>
      <text:p text:style-name="P1">This is a very important letter from <text:s/>c/o Garden City Group, LLC to 07/28/15 Ms </text:p>
      <text:p text:style-name="P1"/>
      <text:p text:style-name="P1">This is a very important letter from <text:s/>c/o Garden City Group, LLC to 07/28/15 Ms </text:p>
      <text:p text:style-name="P1"/>
      <text:p text:style-name="P1">This is a very important letter from <text:s/>c/o Garden City Group, LLC to 07/28/15 Ms </text:p>
      <text:p text:style-name="P1"/>
      <text:p text:style-name="P1">This is a very important letter from <text:s/>c/o Garden City Group, LLC to 07/28/15 Ms </text:p>
      <text:p text:style-name="P1"/>
      <text:p text:style-name="P1">This is a very important letter from <text:s/>c/o Garden City Group, LLC to 07/28/15 Ms </text:p>
      <text:p text:style-name="P1"/>
      <text:p text:style-name="P1">This is a very important letter from <text:s/>c/o Garden City Group, LLC to 07/28/15 Ms </text:p>
      <text:p text:style-name="P1"/>
      <text:p text:style-name="P1">This is a very important letter from <text:s/>c/o Garden City Group, LLC to 07/28/15 Ms </text:p>
      <text:p text:style-name="P1"/>
      <text:p text:style-name="P1">This is a very important letter from <text:s/>c/o Garden City Group, LLC to 07/28/15 Ms </text:p>
      <text:p text:style-name="P1"/>
      <text:p text:style-name="P1">This is a very important letter from <text:s/>c/o Garden City Group, LLC to 07/28/15 Ms </text:p>
      <text:p text:style-name="P1"/>
      <text:p text:style-name="P1">This is a very important letter from <text:s/>c/o Garden City Group, LLC to 07/28/15 Ms </text:p>
      <text:p text:style-name="P1"/>
      <text:p text:style-name="P1">This is a very important letter from <text:s/>c/o Garden City Group, LLC to 07/28/15 Ms </text:p>
      <text:p text:style-name="P1"/>
      <text:p text:style-name="P1">This is a very important letter from <text:s/>c/o Garden City Group, LLC to 07/28/15 Ms </text:p>
      <text:p text:style-name="P1"/>
      <text:p text:style-name="P1">This is a very important letter from <text:s/>c/o Garden City Group, LLC to 07/28/15 Ms </text:p>
      <text:p text:style-name="P1"/>
      <text:p text:style-name="P1">This is a very important letter from <text:s/>c/o Garden City Group, LLC to 07/28/15 Ms </text:p>
      <text:p text:style-name="P1"/>
      <text:p text:style-name="P1">This is a very important letter from <text:s/>c/o Garden City Group, LLC to 07/28/15 Ms </text:p>
      <text:p text:style-name="P1"/>
      <text:p text:style-name="P1">This is a very important letter from <text:s/>c/o Garden City Group, LLC to 07/28/15 Ms </text:p>
      <text:p text:style-name="P1"/>
      <text:p text:style-name="P1">This is a very important letter from <text:s/>c/o Garden City Group, LLC to 07/28/15 Ms </text:p>
      <text:p text:style-name="P1"/>
      <text:p text:style-name="P1">This is a very important letter from <text:s/>c/o Garden City Group, LLC to 07/28/15 Ms </text:p>
      <text:p text:style-name="P1"/>
      <text:p text:style-name="P1">This is a very important letter from <text:s/>c/o Garden City Group, LLC to 07/28/15 Ms </text:p>
      <text:p text:style-name="P1"/>
      <text:p text:style-name="P1">This is a very important letter from <text:s/>c/o Garden City Group, LLC to 07/28/15 Ms </text:p>
      <text:p text:style-name="P1"/>
      <text:p text:style-name="P1">This is a very important letter from <text:s/>c/o Garden City Group, LLC to 07/28/15 Ms </text:p>
      <text:p text:style-name="P1"/>
      <text:p text:style-name="P1">This is a very important letter from <text:s/>c/o Garden City Group, LLC to 07/28/15 Ms </text:p>
      <text:p text:style-name="P1"/>
      <text:p text:style-name="P1">This is a very important letter from <text:s/>c/o Garden City Group, LLC to 07/28/15</text:p>
    </office:text>
  </office:body>
</office:document-content>
</file>

<file path=styles.xml><?xml version="1.0" encoding="utf-8"?>
<office:document-styles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ml="http://www.w3.org/XML/1998/namespace" office:version="1.2">
  <office:font-face-decls>
    <style:font-face style:font-family-generic="swiss" style:name="FreeSans1" svg:font-family="FreeSans"/>
    <style:font-face style:font-family-generic="roman" style:font-pitch="variable" style:name="Liberation Serif" svg:font-family="'Liberation Serif'"/>
    <style:font-face style:font-family-generic="swiss" style:font-pitch="variable" style:name="Liberation Sans" svg:font-family="'Liberation Sans'"/>
    <style:font-face style:font-family-generic="system" style:font-pitch="variable" style:name="Droid Sans Fallback" svg:font-family="'Droid Sans Fallback'"/>
    <style:font-face style:font-family-generic="system" style:font-pitch="variable" style:name="FreeSans" svg:font-family="FreeSans"/>
  </office:font-face-decls>
  <office:styles>
    <style:default-style style:family="graphic">
      <style:graphic-properties draw:end-line-spacing-horizontal="0.283cm" draw:end-line-spacing-vertical="0.283cm" draw:fill-color="#729fcf" draw:shadow-offset-x="0.3cm" draw:shadow-offset-y="0.3cm" draw:start-line-spacing-horizontal="0.283cm" draw:start-line-spacing-vertical="0.283cm" fo:wrap-option="no-wrap" style:flow-with-text="false" svg:stroke-color="#3465a4"/>
      <style:paragraph-properties style:font-independent-line-spacing="false" style:line-break="strict" style:text-autospace="ideograph-alpha" style:writing-mode="lr-tb">
        <style:tab-stops/>
      </style:paragraph-properties>
      <style:text-properties fo:country="GB" fo:font-size="12pt" fo:language="en" style:country-asian="CN" style:country-complex="IN" style:font-name="Liberation Serif" style:font-name-asian="Droid Sans Fallback" style:font-name-complex="FreeSans" style:font-size-asian="10.5pt" style:font-size-complex="12pt" style:language-asian="zh" style:language-complex="hi" style:letter-kerning="true" style:use-window-font-color="true"/>
    </style:default-style>
    <style:default-style style:family="paragraph">
      <style:paragraph-properties fo:hyphenation-ladder-count="no-limit" style:line-break="strict" style:punctuation-wrap="hanging" style:tab-stop-distance="1.251cm" style:text-autospace="ideograph-alpha" style:writing-mode="page"/>
      <style:text-properties fo:country="GB" fo:font-size="12pt" fo:hyphenate="false" fo:hyphenation-push-char-count="2" fo:hyphenation-remain-char-count="2" fo:language="en" style:country-asian="CN" style:country-complex="IN" style:font-name="Liberation Serif" style:font-name-asian="Droid Sans Fallback" style:font-name-complex="FreeSans" style:font-size-asian="10.5pt" style:font-size-complex="12pt" style:language-asian="zh" style:language-complex="hi" style:letter-kerning="true" style:use-window-font-color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xmlns:loext="urn:org:documentfoundation:names:experimental:office:xmlns:loext:1.0" fo:keep-with-next="always" fo:margin-bottom="0.212cm" fo:margin-top="0.423cm" loext:contextual-spacing="false"/>
      <style:text-properties fo:font-family="'Liberation Sans'" fo:font-size="14pt" style:font-family-asian="'Droid Sans Fallback'" style:font-family-complex="FreeSans" style:font-family-generic="swiss" style:font-family-generic-asian="system" style:font-family-generic-complex="system" style:font-name="Liberation Sans" style:font-name-asian="Droid Sans Fallback" style:font-name-complex="FreeSans" style:font-pitch="variable" style:font-pitch-asian="variable" style:font-pitch-complex="variable" style:font-size-asian="14pt" style:font-size-complex="14pt"/>
    </style:style>
    <style:style style:class="text" style:display-name="Text body" style:family="paragraph" style:name="Text_20_body" style:parent-style-name="Standard">
      <style:paragraph-properties xmlns:loext="urn:org:documentfoundation:names:experimental:office:xmlns:loext:1.0" fo:line-height="120%" fo:margin-bottom="0.247cm" fo:margin-top="0cm" loext:contextual-spacing="false"/>
    </style:style>
    <style:style style:class="list" style:family="paragraph" style:name="List" style:parent-style-name="Text_20_body">
      <style:text-properties style:font-family-complex="FreeSans" style:font-family-generic-complex="swiss" style:font-name-complex="FreeSans1" style:font-size-asian="12pt"/>
    </style:style>
    <style:style style:class="extra" style:family="paragraph" style:name="Caption" style:parent-style-name="Standard">
      <style:paragraph-properties xmlns:loext="urn:org:documentfoundation:names:experimental:office:xmlns:loext:1.0" fo:margin-bottom="0.212cm" fo:margin-top="0.212cm" loext:contextual-spacing="false" text:line-number="0" text:number-lines="false"/>
      <style:text-properties fo:font-size="12pt" fo:font-style="italic" style:font-family-complex="FreeSans" style:font-family-generic-complex="swiss" style:font-name-complex="FreeSans1" style:font-size-asian="12pt" style:font-size-complex="12pt" style:font-style-asian="italic" style:font-style-complex="italic"/>
    </style:style>
    <style:style style:class="index" style:family="paragraph" style:name="Index" style:parent-style-name="Standard">
      <style:paragraph-properties text:line-number="0" text:number-lines="false"/>
      <style:text-properties style:font-family-complex="FreeSans" style:font-family-generic-complex="swiss" style:font-name-complex="FreeSans1" style:font-size-asian="12pt"/>
    </style:style>
    <style:style style:class="html" style:family="paragraph" style:name="Quotations" style:parent-style-name="Standard">
      <style:paragraph-properties xmlns:loext="urn:org:documentfoundation:names:experimental:office:xmlns:loext:1.0" fo:margin-bottom="0.499cm" fo:margin-left="1cm" fo:margin-right="1cm" fo:margin-top="0cm" fo:text-indent="0cm" loext:contextual-spacing="false" style:auto-text-indent="false"/>
    </style:style>
    <style:style style:class="chapter" style:family="paragraph" style:name="Title" style:next-style-name="Text_20_body" style:parent-style-name="Heading">
      <style:paragraph-properties fo:text-align="center" style:justify-single-word="false"/>
      <style:text-properties fo:font-size="28pt" fo:font-weight="bold" style:font-size-asian="28pt" style:font-size-complex="28pt" style:font-weight-asian="bold" style:font-weight-complex="bold"/>
    </style:style>
    <style:style style:class="chapter" style:family="paragraph" style:name="Subtitle" style:next-style-name="Text_20_body" style:parent-style-name="Heading">
      <style:paragraph-properties xmlns:loext="urn:org:documentfoundation:names:experimental:office:xmlns:loext:1.0" fo:margin-bottom="0.212cm" fo:margin-top="0.106cm" fo:text-align="center" loext:contextual-spacing="false" style:justify-single-word="false"/>
      <style:text-properties fo:font-size="18pt" style:font-size-asian="18pt" style:font-size-complex="18pt"/>
    </style:style>
    <style:style style:class="text" style:default-outline-level="1" style:display-name="Heading 1" style:family="paragraph" style:name="Heading_20_1" style:next-style-name="Text_20_body" style:parent-style-name="Heading">
      <style:paragraph-properties xmlns:loext="urn:org:documentfoundation:names:experimental:office:xmlns:loext:1.0" fo:margin-bottom="0.212cm" fo:margin-top="0.423cm" loext:contextual-spacing="false"/>
      <style:text-properties fo:font-size="130%" fo:font-weight="bold" style:font-size-asian="130%" style:font-size-complex="130%" style:font-weight-asian="bold" style:font-weight-complex="bold"/>
    </style:style>
    <style:style style:class="text" style:default-outline-level="2" style:display-name="Heading 2" style:family="paragraph" style:name="Heading_20_2" style:next-style-name="Text_20_body" style:parent-style-name="Heading">
      <style:paragraph-properties xmlns:loext="urn:org:documentfoundation:names:experimental:office:xmlns:loext:1.0" fo:margin-bottom="0.212cm" fo:margin-top="0.353cm" loext:contextual-spacing="false"/>
      <style:text-properties fo:font-size="115%" fo:font-weight="bold" style:font-size-asian="115%" style:font-size-complex="115%" style:font-weight-asian="bold" style:font-weight-complex="bold"/>
    </style:style>
    <style:style style:class="text" style:default-outline-level="3" style:display-name="Heading 3" style:family="paragraph" style:name="Heading_20_3" style:next-style-name="Text_20_body" style:parent-style-name="Heading">
      <style:paragraph-properties xmlns:loext="urn:org:documentfoundation:names:experimental:office:xmlns:loext:1.0" fo:margin-bottom="0.212cm" fo:margin-top="0.247cm" loext:contextual-spacing="false"/>
      <style:text-properties fo:color="#808080" fo:font-size="14pt" fo:font-weight="bold" style:font-size-asian="14pt" style:font-size-complex="14pt" style:font-weight-asian="bold" style:font-weight-complex="bold"/>
    </style:style>
    <text:outline-style style:name="Outline">
      <text:outline-level-style style:num-format="" text:level="1">
        <style:list-level-properties text:list-level-position-and-space-mode="label-alignment">
          <style:list-level-label-alignment fo:margin-left="0.762cm" fo:text-indent="-0.762cm" text:label-followed-by="listtab" text:list-tab-stop-position="0.762cm"/>
        </style:list-level-properties>
      </text:outline-level-style>
      <text:outline-level-style style:num-format="" text:level="2">
        <style:list-level-properties text:list-level-position-and-space-mode="label-alignment">
          <style:list-level-label-alignment fo:margin-left="1.016cm" fo:text-indent="-1.016cm" text:label-followed-by="listtab" text:list-tab-stop-position="1.016cm"/>
        </style:list-level-properties>
      </text:outline-level-style>
      <text:outline-level-style style:num-format="" text:level="3">
        <style:list-level-properties text:list-level-position-and-space-mode="label-alignment">
          <style:list-level-label-alignment fo:margin-left="1.27cm" fo:text-indent="-1.27cm" text:label-followed-by="listtab" text:list-tab-stop-position="1.27cm"/>
        </style:list-level-properties>
      </text:outline-level-style>
      <text:outline-level-style style:num-format="" text:level="4">
        <style:list-level-properties text:list-level-position-and-space-mode="label-alignment">
          <style:list-level-label-alignment fo:margin-left="1.524cm" fo:text-indent="-1.524cm" text:label-followed-by="listtab" text:list-tab-stop-position="1.524cm"/>
        </style:list-level-properties>
      </text:outline-level-style>
      <text:outline-level-style style:num-format="" text:level="5">
        <style:list-level-properties text:list-level-position-and-space-mode="label-alignment">
          <style:list-level-label-alignment fo:margin-left="1.778cm" fo:text-indent="-1.778cm" text:label-followed-by="listtab" text:list-tab-stop-position="1.778cm"/>
        </style:list-level-properties>
      </text:outline-level-style>
      <text:outline-level-style style:num-format="" text:level="6">
        <style:list-level-properties text:list-level-position-and-space-mode="label-alignment">
          <style:list-level-label-alignment fo:margin-left="2.032cm" fo:text-indent="-2.032cm" text:label-followed-by="listtab" text:list-tab-stop-position="2.032cm"/>
        </style:list-level-properties>
      </text:outline-level-style>
      <text:outline-level-style style:num-format="" text:level="7">
        <style:list-level-properties text:list-level-position-and-space-mode="label-alignment">
          <style:list-level-label-alignment fo:margin-left="2.286cm" fo:text-indent="-2.286cm" text:label-followed-by="listtab" text:list-tab-stop-position="2.286cm"/>
        </style:list-level-properties>
      </text:outline-level-style>
      <text:outline-level-style style:num-format="" text:level="8">
        <style:list-level-properties text:list-level-position-and-space-mode="label-alignment">
          <style:list-level-label-alignment fo:margin-left="2.54cm" fo:text-indent="-2.54cm" text:label-followed-by="listtab" text:list-tab-stop-position="2.54cm"/>
        </style:list-level-properties>
      </text:outline-level-style>
      <text:outline-level-style style:num-format="" text:level="9">
        <style:list-level-properties text:list-level-position-and-space-mode="label-alignment">
          <style:list-level-label-alignment fo:margin-left="2.794cm" fo:text-indent="-2.794cm" text:label-followed-by="listtab" text:list-tab-stop-position="2.794cm"/>
        </style:list-level-properties>
      </text:outline-level-style>
      <text:outline-level-style style:num-format="" text:level="10">
        <style:list-level-properties text:list-level-position-and-space-mode="label-alignment">
          <style:list-level-label-alignment fo:margin-left="3.048cm" fo:text-indent="-3.048cm" text:label-followed-by="listtab" text:list-tab-stop-position="3.048cm"/>
        </style:list-level-properties>
      </text:outline-level-style>
    </text:outline-style>
    <text:notes-configuration style:num-format="1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499cm"/>
  </office:styles>
  <office:automatic-styles>
    <style:page-layout style:name="Mpm1">
      <style:page-layout-properties fo:margin-bottom="2cm" fo:margin-left="2cm" fo:margin-right="2cm" fo:margin-top="2cm" fo:page-height="29.7cm" fo:page-width="21.001cm" style:footnote-max-height="0cm" style:num-format="1" style:print-orientation="portrait" style:writing-mode="lr-tb">
        <style:footnote-sep style:adjustment="left" style:color="#000000" style:distance-after-sep="0.101cm" style:distance-before-sep="0.101cm" style:line-style="none" style:rel-width="25%" style:width="0.018cm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chart="urn:oasis:names:tc:opendocument:xmlns:chart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ml="http://www.w3.org/XML/1998/namespace" office:version="1.2">
  <office:meta>
    <meta:initial-creator>space </meta:initial-creator>
    <meta:creation-date>2015-07-02T19:57:10.062606075</meta:creation-date>
    <dc:date>2015-09-18T05:24:47.531Z</dc:date>
    <meta:editing-cycles>44</meta:editing-cycles>
    <meta:generator>WebODF/0.5.7 Mozilla/5.0 (X11; Ubuntu; Linux x86_64; rv:39.0) Gecko/20100101 Firefox/39.0</meta:generator>
    <dc:creator>WebODF-Curious</dc:creator>
  </office:meta>
</office:document-meta>
</file>